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ik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oop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oop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i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oop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ike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-loop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i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t-lik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t-loop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t-lo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sat-li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t-lik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247" calcext:value-type="float">
            <text:p>247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freq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04:03.805691893</meta:creation-date>
    <dc:date>2016-09-16T17:06:49.313213984</dc:date>
    <meta:editing-duration>P0D</meta:editing-duration>
    <meta:editing-cycles>1</meta:editing-cycles>
    <meta:document-statistic meta:table-count="3" meta:cell-count="242" meta:object-count="0"/>
    <meta:generator>LibreOffice/4.2.8.2$Linux_X86_64 LibreOffice_project/420m0$Build-2</meta:generator>
  </office:meta>
</office:document-meta>
</file>